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fo:min-height="2.671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svg:stroke-color="#333333" draw:fill="solid" draw:fill-color="#cccccc" draw:textarea-vertical-align="middle"/>
    </style:style>
    <style:style style:name="gr11"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12" style:family="graphic" style:parent-style-name="standard">
      <style:graphic-properties draw:stroke="solid" svg:stroke-color="#000000" draw:fill="none" draw:fill-color="#ffffff" fo:min-height="2.671cm"/>
    </style:style>
    <style:style style:name="gr13" style:family="graphic" style:parent-style-name="standard">
      <style:graphic-properties draw:fill="solid" draw:fill-color="#000000"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3.252cm"/>
    </style:style>
    <style:style style:name="gr15" style:family="graphic" style:parent-style-name="standard">
      <style:graphic-properties draw:stroke="none" svg:stroke-color="#000000" draw:fill="none" draw:fill-color="#ffffff" fo:min-height="5.735cm"/>
    </style:style>
    <style:style style:name="gr16" style:family="graphic" style:parent-style-name="standard">
      <style:graphic-properties draw:stroke="none" svg:stroke-color="#000000" draw:fill="none" draw:fill-color="#ffffff" fo:min-height="3.889cm"/>
    </style:style>
    <style:style style:name="gr17" style:family="graphic" style:parent-style-name="standard">
      <style:graphic-properties draw:fill="solid" draw:fill-color="#808080" draw:opacity="50%" draw:opacity-name="" draw:textarea-horizontal-align="justify" draw:textarea-vertical-align="middle" draw:auto-grow-height="false" fo:min-height="0cm" fo:min-width="0cm"/>
    </style:style>
    <style:style style:name="gr18" style:family="graphic" style:parent-style-name="standard">
      <style:graphic-properties draw:fill="solid" draw:fill-color="#ffffff" draw:textarea-horizontal-align="justify" draw:textarea-vertical-align="middle" draw:auto-grow-height="false" fo:min-height="0cm" fo:min-width="0cm"/>
    </style:style>
    <style:style style:name="gr19" style:family="graphic" style:parent-style-name="standard">
      <style:graphic-properties draw:stroke="none" svg:stroke-color="#000000" draw:fill="none" draw:fill-color="#ffffff" fo:min-height="3.055cm"/>
    </style:style>
    <style:style style:name="gr20" style:family="graphic" style:parent-style-name="standard">
      <style:graphic-properties draw:stroke="none" svg:stroke-color="#000000" draw:fill="none" draw:fill-color="#ffffff" fo:min-height="3.713cm"/>
    </style:style>
    <style:style style:name="gr21" style:family="graphic" style:parent-style-name="standard">
      <style:graphic-properties draw:stroke="none" svg:stroke-color="#000000" draw:fill="none" draw:fill-color="#ffffff" fo:min-height="3.056cm"/>
    </style:style>
    <style:style style:name="gr22" style:family="graphic" style:parent-style-name="standard">
      <style:graphic-properties draw:fill="solid" draw:fill-color="#cfe7f5" draw:textarea-horizontal-align="justify" draw:textarea-vertical-align="middle" draw:auto-grow-height="false" fo:min-height="0cm" fo:min-width="0cm"/>
    </style:style>
    <style:style style:name="P1" style:family="paragraph">
      <style:paragraph-properties fo:text-align="end"/>
      <style:text-properties fo:font-size="40pt"/>
    </style:style>
    <style:style style:name="P2" style:family="paragraph">
      <style:paragraph-properties fo:text-align="end"/>
      <style:text-properties fo:color="#ffffff" fo:font-size="40pt"/>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style:paragraph-properties fo:text-align="center"/>
      <style:text-properties fo:font-size="40pt" style:font-size-asian="40pt" style:font-size-complex="40pt"/>
    </style:style>
    <style:style style:name="P6" style:family="paragraph">
      <style:paragraph-properties fo:text-align="start"/>
      <style:text-properties fo:font-size="20pt" style:font-size-asian="20pt" style:font-size-complex="20pt"/>
    </style:style>
    <style:style style:name="P7" style:family="paragraph">
      <style:paragraph-properties fo:text-align="start"/>
      <style:text-properties fo:font-size="24pt" style:font-size-asian="24pt" style:font-size-complex="24pt"/>
    </style:style>
    <style:style style:name="P8" style:family="paragraph">
      <style:text-properties fo:font-size="40pt"/>
    </style:style>
    <style:style style:name="P9" style:family="paragraph">
      <style:paragraph-properties fo:text-align="end"/>
      <style:text-properties fo:font-weight="bold" style:font-weight-asian="bold"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text-align="start"/>
      <style:text-properties fo:font-weight="bold" style:font-weight-asian="bold" style:font-weight-complex="bold"/>
    </style:style>
    <style:style style:name="T1" style:family="text">
      <style:text-properties fo:color="#ffffff"/>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T6" style:family="text">
      <style:text-properties fo:font-size="40pt" fo:font-weight="bold" style:font-size-asian="40pt" style:font-weight-asian="bold" style:font-size-complex="40pt" style:font-weight-complex="bold"/>
    </style:style>
    <style:style style:name="T7" style:family="text">
      <style:text-properties fo:color="#0000ff" fo:font-size="40pt" style:text-underline-style="solid" style:text-underline-width="auto" style:text-underline-color="font-colo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View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a xlink:href="#Text Menu - Phone">Text..</text:a></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page>
      <draw:page draw:name="Project Menu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2" draw:text-style-name="P4" draw:layer="layout" svg:width="9.017cm" svg:height="2.921cm" svg:x="5.334cm" svg:y="4.699cm">
          <draw:text-box>
            <text:p text:style-name="P4"><text:span text:style-name="T2"><text:a xlink:href="#Main View - Phone">Project..</text:a></text:span></text:p>
          </draw:text-box>
        </draw:frame>
        <draw:frame draw:style-name="gr7" draw:text-style-name="P4" draw:layer="layout" svg:width="9.017cm" svg:height="2.921cm" svg:x="19.939cm" svg:y="4.572cm">
          <draw:text-box>
            <text:p text:style-name="P4"><text:span text:style-name="T2"><text:a xlink:href="#Text Menu - Phone">Text..</text:a></text:span></text:p>
          </draw:text-box>
        </draw:frame>
        <draw:custom-shape draw:style-name="gr8"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5" draw:text-style-name="P3" draw:layer="layout" svg:width="20.166cm" svg:height="22.606cm" svg:x="1.127cm" svg:y="8.001cm">
          <text:p/>
          <draw:enhanced-geometry svg:viewBox="0 0 21600 21600" draw:type="rectangle" draw:enhanced-path="M 0 0 L 21600 0 21600 21600 0 21600 0 0 Z N"/>
        </draw:custom-shape>
        <draw:g>
          <draw:custom-shape draw:style-name="gr13" draw:text-style-name="P3" draw:layer="layout" svg:width="3.418cm" svg:height="2.865cm" svg:x="2.836cm" svg:y="8.6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4" draw:text-style-name="P8" draw:layer="layout" svg:width="12.646cm" svg:height="3.502cm" svg:x="7.963cm" svg:y="8.36cm">
            <draw:text-box>
              <text:p text:style-name="P8"><text:a xlink:href="#Save Confirmation - Phone">Save</text:a></text:p>
            </draw:text-box>
          </draw:frame>
        </draw:g>
        <draw:g>
          <draw:custom-shape draw:style-name="gr13" draw:text-style-name="P3" draw:layer="layout" svg:width="3.418cm" svg:height="2.866cm" svg:x="2.537cm" svg:y="12.81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4" draw:text-style-name="P8" draw:layer="layout" svg:width="12.647cm" svg:height="3.502cm" svg:x="7.664cm" svg:y="12.499cm">
            <draw:text-box>
              <text:p text:style-name="P8"><text:a xlink:href="#New Project Step 1 - Tablet View">New...</text:a></text:p>
            </draw:text-box>
          </draw:frame>
        </draw:g>
        <draw:g>
          <draw:custom-shape draw:style-name="gr13" draw:text-style-name="P3" draw:layer="layout" svg:width="3.615cm" svg:height="2.865cm" svg:x="2.537cm" svg:y="16.63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text-style-name="P4" draw:layer="layout" svg:width="13.376cm" svg:height="5.985cm" svg:x="7.96cm" svg:y="16.319cm">
            <draw:text-box>
              <text:p text:style-name="P4"><text:span text:style-name="T2">Share Completed Text</text:span></text:p>
            </draw:text-box>
          </draw:frame>
        </draw:g>
        <draw:g>
          <draw:custom-shape draw:style-name="gr13" draw:text-style-name="P3" draw:layer="layout" svg:width="3.418cm" svg:height="2.866cm" svg:x="2.195cm" svg:y="26.5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4" draw:text-style-name="P4" draw:layer="layout" svg:width="12.647cm" svg:height="3.502cm" svg:x="7.322cm" svg:y="26.19cm">
            <draw:text-box>
              <text:p text:style-name="P4"><text:span text:style-name="T2">Quit</text:span></text:p>
            </draw:text-box>
          </draw:frame>
        </draw:g>
        <draw:g>
          <draw:custom-shape draw:style-name="gr13" draw:text-style-name="P3" draw:layer="layout" svg:width="3.615cm" svg:height="1.981cm" svg:x="2.195cm" svg:y="21.63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4" draw:layer="layout" svg:width="13.376cm" svg:height="4.139cm" svg:x="7.618cm" svg:y="21.414cm">
            <draw:text-box>
              <text:p text:style-name="P4"><text:span text:style-name="T2">Sofer Options</text:span></text:p>
            </draw:text-box>
          </draw:frame>
        </draw:g>
      </draw:page>
      <draw:page draw:name="Save Confirmation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8"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17" draw:text-style-name="P3" draw:layer="layout" svg:width="26.813cm" svg:height="42.799cm" svg:x="1cm" svg:y="3.175cm">
          <text:p/>
          <draw:enhanced-geometry svg:viewBox="0 0 21600 21600" draw:type="rectangle" draw:enhanced-path="M 0 0 L 21600 0 21600 21600 0 21600 0 0 Z N"/>
        </draw:custom-shape>
        <draw:custom-shape draw:style-name="gr18" draw:text-style-name="P5" draw:layer="layout" svg:width="22.352cm" svg:height="14.859cm" svg:x="2.54cm" svg:y="14.986cm">
          <text:p text:style-name="P5"><text:span text:style-name="T2">Project Saved Successfully.</text:span></text:p>
          <draw:enhanced-geometry svg:viewBox="0 0 21600 21600" draw:type="rectangle" draw:enhanced-path="M 0 0 L 21600 0 21600 21600 0 21600 0 0 Z N"/>
        </draw:custom-shape>
        <draw:custom-shape draw:style-name="gr8" draw:text-style-name="P3" draw:layer="layout" svg:width="5.243cm" svg:height="2.702cm" svg:x="19.097cm" svg:y="26.468cm">
          <text:p text:style-name="P3"><text:span text:style-name="T2"><text:a xlink:href="#Main View - Phone">Close</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Text Menu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12" draw:text-style-name="P4" draw:layer="layout" svg:width="7.62cm" svg:height="2.921cm" svg:x="19.939cm" svg:y="4.572cm">
          <draw:text-box>
            <text:p text:style-name="P4"><text:span text:style-name="T2">Text..</text:span></text:p>
          </draw:text-box>
        </draw:frame>
        <draw:custom-shape draw:style-name="gr8"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5" draw:text-style-name="P3" draw:layer="layout" svg:width="18.288cm" svg:height="21.336cm" svg:x="9.398cm" svg:y="7.493cm">
          <text:p/>
          <draw:enhanced-geometry svg:viewBox="0 0 21600 21600" draw:type="rectangle" draw:enhanced-path="M 0 0 L 21600 0 21600 21600 0 21600 0 0 Z N"/>
        </draw:custom-shape>
        <draw:g>
          <draw:custom-shape draw:style-name="gr13" draw:text-style-name="P3" draw:layer="layout" svg:width="3.1cm" svg:height="2.705cm" svg:x="10.638cm" svg:y="8.09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layer="layout" svg:width="11.469cm" svg:height="3.305cm" svg:x="15.287cm" svg:y="7.794cm">
            <draw:text-box>
              <text:p><text:span text:style-name="T2">Spell Check</text:span></text:p>
            </draw:text-box>
          </draw:frame>
        </draw:g>
        <draw:g>
          <draw:custom-shape draw:style-name="gr13" draw:text-style-name="P3" draw:layer="layout" svg:width="3.1cm" svg:height="2.704cm" svg:x="10.306cm" svg:y="12.0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4" draw:layer="layout" svg:width="11.469cm" svg:height="3.963cm" svg:x="14.955cm" svg:y="11.771cm">
            <draw:text-box>
              <text:p text:style-name="P4"><text:span text:style-name="T2">Insert Image from Scan</text:span></text:p>
            </draw:text-box>
          </draw:frame>
        </draw:g>
        <draw:g>
          <draw:custom-shape draw:style-name="gr13" draw:text-style-name="P3" draw:layer="layout" svg:width="3.1cm" svg:height="2.704cm" svg:x="10.018cm" svg:y="24.26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4" draw:layer="layout" svg:width="11.469cm" svg:height="3.963cm" svg:x="14.667cm" svg:y="23.964cm">
            <draw:text-box>
              <text:p text:style-name="P4"><text:span text:style-name="T2">Syntax Overview</text:span></text:p>
            </draw:text-box>
          </draw:frame>
        </draw:g>
        <draw:g>
          <draw:custom-shape draw:style-name="gr13" draw:text-style-name="P3" draw:layer="layout" svg:width="3.1cm" svg:height="2.705cm" svg:x="10.328cm" svg:y="17.05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4" draw:layer="layout" svg:width="11.469cm" svg:height="3.306cm" svg:x="14.977cm" svg:y="16.752cm">
            <draw:text-box>
              <text:p text:style-name="P4"><text:span text:style-name="T2">Images</text:span></text:p>
            </draw:text-box>
          </draw:frame>
        </draw:g>
        <draw:g>
          <draw:custom-shape draw:style-name="gr13" draw:text-style-name="P3" draw:layer="layout" svg:width="3.1cm" svg:height="2.705cm" svg:x="10.018cm" svg:y="20.71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4" draw:layer="layout" svg:width="11.469cm" svg:height="3.305cm" svg:x="14.667cm" svg:y="20.415cm">
            <draw:text-box>
              <text:p text:style-name="P4"><text:span text:style-name="T2">Scans</text:span></text:p>
            </draw:text-box>
          </draw:frame>
        </draw:g>
      </draw:page>
      <draw:page draw:name="Main View: Text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127cm" svg:y="15.222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page>
      <draw:page draw:name="Main View: About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26.94cm" svg:height="3.556cm" svg:x="1.016cm" svg:y="15.367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016cm" svg:y="18.923cm">
          <text:p text:style-name="P9"><text:span text:style-name="T5"><text:s text:c="2"/></text:span><text:span text:style-name="T6">Sopher <text:s text:c="10"/></text:span></text:p>
          <text:p text:style-name="P9"><text:span text:style-name="T6"/></text:p>
          <text:p text:style-name="P9"><text:span text:style-name="T6">Version 0.1.0 build 178</text:span></text:p>
          <text:p text:style-name="P10"><text:span text:style-name="T6"/></text:p>
          <text:p text:style-name="P10"><text:span text:style-name="T6">Copyright Michael McDermott, 2015</text:span></text:p>
          <text:p text:style-name="P9"><text:span text:style-name="T6"/></text:p>
          <text:p text:style-name="P11"><text:span text:style-name="T6">This software is released according to the terms outlined in the </text:span><text:span text:style-name="T7">MIT License.</text:span></text:p>
          <text:p text:style-name="P11"><text:span text:style-name="T6"><text:line-break/></text:span><text:span text:style-name="T6">Please send all bug reports, comments and suggestions to https://github.com/michaeljmcd/sofer/issues</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7.366cm" svg:height="6.858cm" svg:x="3.81cm" svg:y="20.57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575cm" fo:page-height="50.8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8:37:09.27</meta:creation-date>
    <dc:date>2015-02-01T16:51:24.90</dc:date>
    <dc:creator>Michael...........................................................................................................................................................................................................................................................................................................................................................................................................................................................................................................................................................................................................................................................................................................................................................................................................................................................................................................................................................................................................................................................................................................................................................................................................................................................................................................................................................................0 McDermott</dc:creator>
    <meta:editing-duration>PT22H13M44S</meta:editing-duration>
    <meta:editing-cycles>19</meta:editing-cycles>
    <meta:generator>OpenOffice/4.1.1$Win32 OpenOffice.org_project/411m6$Build-9775</meta:generator>
    <meta:document-statistic meta:object-count="152"/>
  </office:meta>
</office:document-meta>
</file>